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77f2b" officeooo:paragraph-rsid="00177f2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ce40a" officeooo:paragraph-rsid="001ce40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177f2b" officeooo:paragraph-rsid="00177f2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88c9a" officeooo:paragraph-rsid="00188c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986ed" officeooo:paragraph-rsid="001986e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a4768" officeooo:paragraph-rsid="001a476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ce40a" officeooo:paragraph-rsid="001ce40a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bold" officeooo:rsid="001986ed" officeooo:paragraph-rsid="001986e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188c9a" officeooo:paragraph-rsid="00188c9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ce40a" officeooo:paragraph-rsid="001ce40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officeooo:rsid="00188c9a" officeooo:paragraph-rsid="00188c9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1804c" officeooo:paragraph-rsid="0021804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188c9a" officeooo:paragraph-rsid="00188c9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rsid="0021804c" officeooo:paragraph-rsid="0021804c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f4e9b" officeooo:paragraph-rsid="001f4e9b" style:font-size-asian="15pt" style:font-weight-asian="bold" style:font-size-complex="15pt" style:font-weight-complex="bold"/>
    </style:style>
    <style:style style:name="T1" style:family="text">
      <style:text-properties officeooo:rsid="001be838"/>
    </style:style>
    <style:style style:name="T2" style:family="text">
      <style:text-properties officeooo:rsid="001e3d90"/>
    </style:style>
    <style:style style:name="T3" style:family="text">
      <style:text-properties officeooo:rsid="00211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an node api with express:</text:p>
      <text:p text:style-name="P3"/>
      <text:p text:style-name="P3">create a folder </text:p>
      <text:p text:style-name="P3">open terminal</text:p>
      <text:p text:style-name="P3">→ npm init </text:p>
      <text:p text:style-name="P3">give &lt;name&gt; enter</text:p>
      <text:p text:style-name="P3">give version or &lt;enter&gt;</text:p>
      <text:p text:style-name="P3">give discription &lt;enter&gt;</text:p>
      <text:p text:style-name="P3">enter, enter ,enter krte rahu bs.</text:p>
      <text:p text:style-name="P3">Package.jason file is craeted in folder</text:p>
      <text:p text:style-name="P3"/>
      <text:p text:style-name="P8">OR</text:p>
      <text:p text:style-name="P5"/>
      <text:p text:style-name="P5">→ npm init -y <text:s/>(automatically sari files khud create hujaingi)</text:p>
      <text:p text:style-name="P3"/>
      <text:p text:style-name="P4">now create index.js</text:p>
      <text:p text:style-name="P4"/>
      <text:p text:style-name="P4">→<text:span text:style-name="T1"> nmp install express</text:span></text:p>
      <text:p text:style-name="P4"/>
      <text:p text:style-name="P9"/>
      <text:p text:style-name="P10">write code in index.js</text:p>
      <text:p text:style-name="P2"/>
      <text:p text:style-name="P2">to run server</text:p>
      <text:p text:style-name="P4"/>
      <text:p text:style-name="P7">→<text:span text:style-name="T2"> </text:span>node ./index.js</text:p>
      <text:p text:style-name="P4"/>
      <text:p text:style-name="P15">install nodemon <text:s/>(change kr k restart nh krna parayga khud hujaiga)</text:p>
      <text:p text:style-name="P4"/>
      <text:p text:style-name="P4">→<text:span text:style-name="T3"> npm install nodemon</text:span></text:p>
      <text:p text:style-name="P4"/>
      <text:p text:style-name="P13"/>
      <text:p text:style-name="P14">to run server with nodemon</text:p>
      <text:p text:style-name="P13"/>
      <text:p text:style-name="P12">nodemon ./index.js</text:p>
      <text:p text:style-name="P12"/>
      <text:p text:style-name="P12"/>
      <text:p text:style-name="P13"/>
      <text:p text:style-name="P13"/>
      <text:p text:style-name="P13"/>
      <text:p text:style-name="P6">78.6 , 263.3 , 14-55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4:37:35.948791742</meta:creation-date>
    <dc:date>2021-03-06T21:34:13.162009171</dc:date>
    <meta:editing-duration>PT1H21M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1" meta:character-count="519" meta:non-whitespace-character-count="444"/>
  </office:meta>
</office:document-meta>
</file>